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87cc" officeooo:paragraph-rsid="000f87cc"/>
    </style:style>
    <style:style style:name="P2" style:family="paragraph" style:parent-style-name="Standard">
      <style:paragraph-properties fo:text-align="start" style:justify-single-word="false"/>
      <style:text-properties officeooo:rsid="000f87cc" officeooo:paragraph-rsid="000f87cc"/>
    </style:style>
    <style:style style:name="P3" style:family="paragraph" style:parent-style-name="Standard">
      <style:paragraph-properties fo:text-align="start" style:justify-single-word="false"/>
      <style:text-properties officeooo:paragraph-rsid="000f87cc"/>
    </style:style>
    <style:style style:name="P4" style:family="paragraph" style:parent-style-name="Standard">
      <style:paragraph-properties fo:text-align="start" style:justify-single-word="false"/>
      <style:text-properties officeooo:rsid="000fdc24" officeooo:paragraph-rsid="000fdc24"/>
    </style:style>
    <style:style style:name="T1" style:family="text">
      <style:text-properties officeooo:rsid="000f87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teur de vitesse</text:p>
      <text:p text:style-name="P1"/>
      <text:p text:style-name="P1"/>
      <text:p text:style-name="P2">Les capteurs de vitesse sont majoritairement des capteurs de à effet hall.</text:p>
      <text:p text:style-name="P2"/>
      <text:p text:style-name="P2">Ce genre de capteur réagit aux champs électromagnétiques </text:p>
      <text:p text:style-name="P2"/>
      <text:p text:style-name="P3"><text:span text:style-name="T1">Dans le principe la patte Signal deviendra conductrice lorsqu’il sera soumis à un champ magnétique au niveau des broches </text:span></text:p>
      <text:p text:style-name="P3"/>
      <text:p text:style-name="P2">la broche signal mène vers un collecteur ouvert (la patte correspond au collecteur d’un transistor)</text:p>
      <text:p text:style-name="P2"><text:tab/><text:tab/><text:tab/><text:tab/><text:tab/><text:tab/> <text:s text:c="6"/>elle doit recevoir du courant #se renseigner sur les <text:tab/><text:tab/><text:tab/><text:tab/><text:tab/><text:tab/> <text:s text:c="6"/>collecteurs ouvert</text:p>
      <text:p text:style-name="P2"/>
      <text:p text:style-name="P4">lorsqu’un champ électromagnétique passe devant le capteur le transistor à l’intérieur deviens passant et donc la broche laisse passer le courant et ferme donc le circuit par la suite </text:p>
      <text:p text:style-name="P4">par défaut la broche est bloquante a cause du transistor</text:p>
      <text:p text:style-name="P4"/>
      <text:p text:style-name="P4"/>
      <text:p text:style-name="P3"><text:span text:style-name="T1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9T13:40:02.842643927</meta:creation-date>
    <meta:generator>LibreOffice/7.0.3.1$Linux_X86_64 LibreOffice_project/00$Build-1</meta:generator>
    <dc:date>2021-01-29T14:48:26.011315518</dc:date>
    <meta:editing-duration>PT6M56S</meta:editing-duration>
    <meta:editing-cycles>1</meta:editing-cycles>
    <meta:document-statistic meta:table-count="0" meta:image-count="0" meta:object-count="0" meta:page-count="1" meta:paragraph-count="9" meta:word-count="107" meta:character-count="706" meta:non-whitespace-character-count="577"/>
  </office:meta>
</office:document-meta>
</file>